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8930" calcext:value-type="float">
            <text:p>58930</text:p>
          </table:table-cell>
          <table:table-cell office:value-type="float" office:value="58981" calcext:value-type="float">
            <text:p>5898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8993" calcext:value-type="float">
            <text:p>58993</text:p>
          </table:table-cell>
          <table:table-cell office:value-type="float" office:value="59011" calcext:value-type="float">
            <text:p>590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981" calcext:value-type="float">
            <text:p>58981</text:p>
          </table:table-cell>
          <table:table-cell office:value-type="float" office:value="59070" calcext:value-type="float">
            <text:p>5907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9070" calcext:value-type="float">
            <text:p>59070</text:p>
          </table:table-cell>
          <table:table-cell office:value-type="float" office:value="59294" calcext:value-type="float">
            <text:p>5929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9620" calcext:value-type="float">
            <text:p>59620</text:p>
          </table:table-cell>
          <table:table-cell office:value-type="float" office:value="59661" calcext:value-type="float">
            <text:p>596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661" calcext:value-type="float">
            <text:p>59661</text:p>
          </table:table-cell>
          <table:table-cell office:value-type="float" office:value="59775" calcext:value-type="float">
            <text:p>5977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9775" calcext:value-type="float">
            <text:p>59775</text:p>
          </table:table-cell>
          <table:table-cell office:value-type="float" office:value="59938" calcext:value-type="float">
            <text:p>5993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0241" calcext:value-type="float">
            <text:p>60241</text:p>
          </table:table-cell>
          <table:table-cell office:value-type="float" office:value="60277" calcext:value-type="float">
            <text:p>6027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277" calcext:value-type="float">
            <text:p>60277</text:p>
          </table:table-cell>
          <table:table-cell office:value-type="float" office:value="60372" calcext:value-type="float">
            <text:p>6037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0372" calcext:value-type="float">
            <text:p>60372</text:p>
          </table:table-cell>
          <table:table-cell office:value-type="float" office:value="60545" calcext:value-type="float">
            <text:p>6054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0652" calcext:value-type="float">
            <text:p>60652</text:p>
          </table:table-cell>
          <table:table-cell office:value-type="float" office:value="60763" calcext:value-type="float">
            <text:p>6076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0763" calcext:value-type="float">
            <text:p>60763</text:p>
          </table:table-cell>
          <table:table-cell office:value-type="float" office:value="61015" calcext:value-type="float">
            <text:p>6101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7236" calcext:value-type="float">
            <text:p>67236</text:p>
          </table:table-cell>
          <table:table-cell office:value-type="float" office:value="67302" calcext:value-type="float">
            <text:p>673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7302" calcext:value-type="float">
            <text:p>67302</text:p>
          </table:table-cell>
          <table:table-cell office:value-type="float" office:value="67402" calcext:value-type="float">
            <text:p>674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7402" calcext:value-type="float">
            <text:p>67402</text:p>
          </table:table-cell>
          <table:table-cell office:value-type="float" office:value="67470" calcext:value-type="float">
            <text:p>674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7470" calcext:value-type="float">
            <text:p>67470</text:p>
          </table:table-cell>
          <table:table-cell office:value-type="float" office:value="67506" calcext:value-type="float">
            <text:p>6750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7506" calcext:value-type="float">
            <text:p>67506</text:p>
          </table:table-cell>
          <table:table-cell office:value-type="float" office:value="67614" calcext:value-type="float">
            <text:p>6761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7899" calcext:value-type="float">
            <text:p>67899</text:p>
          </table:table-cell>
          <table:table-cell office:value-type="float" office:value="68131" calcext:value-type="float">
            <text:p>681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8131" calcext:value-type="float">
            <text:p>68131</text:p>
          </table:table-cell>
          <table:table-cell office:value-type="float" office:value="68263" calcext:value-type="float">
            <text:p>6826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8263" calcext:value-type="float">
            <text:p>68263</text:p>
          </table:table-cell>
          <table:table-cell office:value-type="float" office:value="68327" calcext:value-type="float">
            <text:p>6832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8469" calcext:value-type="float">
            <text:p>68469</text:p>
          </table:table-cell>
          <table:table-cell office:value-type="float" office:value="68675" calcext:value-type="float">
            <text:p>6867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8675" calcext:value-type="float">
            <text:p>68675</text:p>
          </table:table-cell>
          <table:table-cell office:value-type="float" office:value="68813" calcext:value-type="float">
            <text:p>6881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4221" calcext:value-type="float">
            <text:p>74221</text:p>
          </table:table-cell>
          <table:table-cell office:value-type="float" office:value="74310" calcext:value-type="float">
            <text:p>7431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310" calcext:value-type="float">
            <text:p>74310</text:p>
          </table:table-cell>
          <table:table-cell office:value-type="float" office:value="74539" calcext:value-type="float">
            <text:p>7453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4539" calcext:value-type="float">
            <text:p>74539</text:p>
          </table:table-cell>
          <table:table-cell office:value-type="float" office:value="74695" calcext:value-type="float">
            <text:p>746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695" calcext:value-type="float">
            <text:p>74695</text:p>
          </table:table-cell>
          <table:table-cell office:value-type="float" office:value="74801" calcext:value-type="float">
            <text:p>748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856" calcext:value-type="float">
            <text:p>74856</text:p>
          </table:table-cell>
          <table:table-cell office:value-type="float" office:value="74907" calcext:value-type="float">
            <text:p>7490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907" calcext:value-type="float">
            <text:p>74907</text:p>
          </table:table-cell>
          <table:table-cell office:value-type="float" office:value="75010" calcext:value-type="float">
            <text:p>7501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5010" calcext:value-type="float">
            <text:p>75010</text:p>
          </table:table-cell>
          <table:table-cell office:value-type="float" office:value="75569" calcext:value-type="float">
            <text:p>7556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5819" calcext:value-type="float">
            <text:p>75819</text:p>
          </table:table-cell>
          <table:table-cell office:value-type="float" office:value="75862" calcext:value-type="float">
            <text:p>758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5862" calcext:value-type="float">
            <text:p>75862</text:p>
          </table:table-cell>
          <table:table-cell office:value-type="float" office:value="75955" calcext:value-type="float">
            <text:p>7595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5955" calcext:value-type="float">
            <text:p>75955</text:p>
          </table:table-cell>
          <table:table-cell office:value-type="float" office:value="76266" calcext:value-type="float">
            <text:p>7626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6266" calcext:value-type="float">
            <text:p>76266</text:p>
          </table:table-cell>
          <table:table-cell office:value-type="float" office:value="76335" calcext:value-type="float">
            <text:p>7633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386" calcext:value-type="float">
            <text:p>76386</text:p>
          </table:table-cell>
          <table:table-cell office:value-type="float" office:value="76425" calcext:value-type="float">
            <text:p>7642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6518" calcext:value-type="float">
            <text:p>76518</text:p>
          </table:table-cell>
          <table:table-cell office:value-type="float" office:value="76545" calcext:value-type="float">
            <text:p>765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6425" calcext:value-type="float">
            <text:p>76425</text:p>
          </table:table-cell>
          <table:table-cell office:value-type="float" office:value="76601" calcext:value-type="float">
            <text:p>766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6601" calcext:value-type="float">
            <text:p>76601</text:p>
          </table:table-cell>
          <table:table-cell office:value-type="float" office:value="76988" calcext:value-type="float">
            <text:p>7698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7696" calcext:value-type="float">
            <text:p>87696</text:p>
          </table:table-cell>
          <table:table-cell office:value-type="float" office:value="87779" calcext:value-type="float">
            <text:p>8777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779" calcext:value-type="float">
            <text:p>87779</text:p>
          </table:table-cell>
          <table:table-cell office:value-type="float" office:value="87963" calcext:value-type="float">
            <text:p>8796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7963" calcext:value-type="float">
            <text:p>87963</text:p>
          </table:table-cell>
          <table:table-cell office:value-type="float" office:value="88124" calcext:value-type="float">
            <text:p>881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8124" calcext:value-type="float">
            <text:p>88124</text:p>
          </table:table-cell>
          <table:table-cell office:value-type="float" office:value="88203" calcext:value-type="float">
            <text:p>882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8247" calcext:value-type="float">
            <text:p>88247</text:p>
          </table:table-cell>
          <table:table-cell office:value-type="float" office:value="88313" calcext:value-type="float">
            <text:p>8831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8313" calcext:value-type="float">
            <text:p>88313</text:p>
          </table:table-cell>
          <table:table-cell office:value-type="float" office:value="88405" calcext:value-type="float">
            <text:p>884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8405" calcext:value-type="float">
            <text:p>88405</text:p>
          </table:table-cell>
          <table:table-cell office:value-type="float" office:value="88841" calcext:value-type="float">
            <text:p>8884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9776" calcext:value-type="float">
            <text:p>89776</text:p>
          </table:table-cell>
          <table:table-cell office:value-type="float" office:value="89872" calcext:value-type="float">
            <text:p>8987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9872" calcext:value-type="float">
            <text:p>89872</text:p>
          </table:table-cell>
          <table:table-cell office:value-type="float" office:value="90060" calcext:value-type="float">
            <text:p>900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0060" calcext:value-type="float">
            <text:p>90060</text:p>
          </table:table-cell>
          <table:table-cell office:value-type="float" office:value="90253" calcext:value-type="float">
            <text:p>902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0253" calcext:value-type="float">
            <text:p>90253</text:p>
          </table:table-cell>
          <table:table-cell office:value-type="float" office:value="90331" calcext:value-type="float">
            <text:p>903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0393" calcext:value-type="float">
            <text:p>90393</text:p>
          </table:table-cell>
          <table:table-cell office:value-type="float" office:value="90456" calcext:value-type="float">
            <text:p>9045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0456" calcext:value-type="float">
            <text:p>90456</text:p>
          </table:table-cell>
          <table:table-cell office:value-type="float" office:value="90536" calcext:value-type="float">
            <text:p>9053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0536" calcext:value-type="float">
            <text:p>90536</text:p>
          </table:table-cell>
          <table:table-cell office:value-type="float" office:value="91725" calcext:value-type="float">
            <text:p>917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107" calcext:value-type="float">
            <text:p>99107</text:p>
          </table:table-cell>
          <table:table-cell office:value-type="float" office:value="99162" calcext:value-type="float">
            <text:p>991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162" calcext:value-type="float">
            <text:p>99162</text:p>
          </table:table-cell>
          <table:table-cell office:value-type="float" office:value="99290" calcext:value-type="float">
            <text:p>992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9290" calcext:value-type="float">
            <text:p>99290</text:p>
          </table:table-cell>
          <table:table-cell office:value-type="float" office:value="99460" calcext:value-type="float">
            <text:p>9946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460" calcext:value-type="float">
            <text:p>99460</text:p>
          </table:table-cell>
          <table:table-cell office:value-type="float" office:value="99550" calcext:value-type="float">
            <text:p>995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550" calcext:value-type="float">
            <text:p>99550</text:p>
          </table:table-cell>
          <table:table-cell office:value-type="float" office:value="99625" calcext:value-type="float">
            <text:p>9962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625" calcext:value-type="float">
            <text:p>99625</text:p>
          </table:table-cell>
          <table:table-cell office:value-type="float" office:value="99713" calcext:value-type="float">
            <text:p>9971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711" calcext:value-type="float">
            <text:p>99711</text:p>
          </table:table-cell>
          <table:table-cell office:value-type="float" office:value="99762" calcext:value-type="float">
            <text:p>9976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9791" calcext:value-type="float">
            <text:p>99791</text:p>
          </table:table-cell>
          <table:table-cell office:value-type="float" office:value="99832" calcext:value-type="float">
            <text:p>998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713" calcext:value-type="float">
            <text:p>99713</text:p>
          </table:table-cell>
          <table:table-cell office:value-type="float" office:value="99930" calcext:value-type="float">
            <text:p>9993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9930" calcext:value-type="float">
            <text:p>99930</text:p>
          </table:table-cell>
          <table:table-cell office:value-type="float" office:value="100011" calcext:value-type="float">
            <text:p>10001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011" calcext:value-type="float">
            <text:p>100011</text:p>
          </table:table-cell>
          <table:table-cell office:value-type="float" office:value="100095" calcext:value-type="float">
            <text:p>1000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095" calcext:value-type="float">
            <text:p>100095</text:p>
          </table:table-cell>
          <table:table-cell office:value-type="float" office:value="100198" calcext:value-type="float">
            <text:p>10019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0198" calcext:value-type="float">
            <text:p>100198</text:p>
          </table:table-cell>
          <table:table-cell office:value-type="float" office:value="100359" calcext:value-type="float">
            <text:p>10035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359" calcext:value-type="float">
            <text:p>100359</text:p>
          </table:table-cell>
          <table:table-cell office:value-type="float" office:value="100459" calcext:value-type="float">
            <text:p>10045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497" calcext:value-type="float">
            <text:p>100497</text:p>
          </table:table-cell>
          <table:table-cell office:value-type="float" office:value="100567" calcext:value-type="float">
            <text:p>10056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567" calcext:value-type="float">
            <text:p>100567</text:p>
          </table:table-cell>
          <table:table-cell office:value-type="float" office:value="100642" calcext:value-type="float">
            <text:p>10064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0695" calcext:value-type="float">
            <text:p>100695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0642" calcext:value-type="float">
            <text:p>100642</text:p>
          </table:table-cell>
          <table:table-cell office:value-type="float" office:value="100987" calcext:value-type="float">
            <text:p>1009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987" calcext:value-type="float">
            <text:p>100987</text:p>
          </table:table-cell>
          <table:table-cell office:value-type="float" office:value="101062" calcext:value-type="float">
            <text:p>10106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1154" calcext:value-type="float">
            <text:p>101154</text:p>
          </table:table-cell>
          <table:table-cell office:value-type="float" office:value="101170" calcext:value-type="float">
            <text:p>1011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1062" calcext:value-type="float">
            <text:p>101062</text:p>
          </table:table-cell>
          <table:table-cell office:value-type="float" office:value="101226" calcext:value-type="float">
            <text:p>10122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1226" calcext:value-type="float">
            <text:p>101226</text:p>
          </table:table-cell>
          <table:table-cell office:value-type="float" office:value="101427" calcext:value-type="float">
            <text:p>10142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427" calcext:value-type="float">
            <text:p>101427</text:p>
          </table:table-cell>
          <table:table-cell office:value-type="float" office:value="101526" calcext:value-type="float">
            <text:p>10152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1526" calcext:value-type="float">
            <text:p>101526</text:p>
          </table:table-cell>
          <table:table-cell office:value-type="float" office:value="101672" calcext:value-type="float">
            <text:p>10167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1790" calcext:value-type="float">
            <text:p>10179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1878" calcext:value-type="float">
            <text:p>101878</text:p>
          </table:table-cell>
          <table:table-cell office:value-type="float" office:value="101903" calcext:value-type="float">
            <text:p>10190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1943" calcext:value-type="float">
            <text:p>101943</text:p>
          </table:table-cell>
          <table:table-cell office:value-type="float" office:value="101959" calcext:value-type="float">
            <text:p>10195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790" calcext:value-type="float">
            <text:p>101790</text:p>
          </table:table-cell>
          <table:table-cell office:value-type="float" office:value="102001" calcext:value-type="float">
            <text:p>1020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2001" calcext:value-type="float">
            <text:p>102001</text:p>
          </table:table-cell>
          <table:table-cell office:value-type="float" office:value="102239" calcext:value-type="float">
            <text:p>10223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2473" calcext:value-type="float">
            <text:p>10247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2507" calcext:value-type="float">
            <text:p>102507</text:p>
          </table:table-cell>
          <table:table-cell office:value-type="float" office:value="102516" calcext:value-type="float">
            <text:p>10251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473" calcext:value-type="float">
            <text:p>102473</text:p>
          </table:table-cell>
          <table:table-cell office:value-type="float" office:value="102562" calcext:value-type="float">
            <text:p>1025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2562" calcext:value-type="float">
            <text:p>102562</text:p>
          </table:table-cell>
          <table:table-cell office:value-type="float" office:value="102704" calcext:value-type="float">
            <text:p>10270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704" calcext:value-type="float">
            <text:p>102704</text:p>
          </table:table-cell>
          <table:table-cell office:value-type="float" office:value="102782" calcext:value-type="float">
            <text:p>10278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782" calcext:value-type="float">
            <text:p>102782</text:p>
          </table:table-cell>
          <table:table-cell office:value-type="float" office:value="102863" calcext:value-type="float">
            <text:p>10286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2863" calcext:value-type="float">
            <text:p>102863</text:p>
          </table:table-cell>
          <table:table-cell office:value-type="float" office:value="102941" calcext:value-type="float">
            <text:p>10294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948" calcext:value-type="float">
            <text:p>102948</text:p>
          </table:table-cell>
          <table:table-cell office:value-type="float" office:value="103013" calcext:value-type="float">
            <text:p>1030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941" calcext:value-type="float">
            <text:p>102941</text:p>
          </table:table-cell>
          <table:table-cell office:value-type="float" office:value="103139" calcext:value-type="float">
            <text:p>10313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139" calcext:value-type="float">
            <text:p>103139</text:p>
          </table:table-cell>
          <table:table-cell office:value-type="float" office:value="103231" calcext:value-type="float">
            <text:p>10323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231" calcext:value-type="float">
            <text:p>103231</text:p>
          </table:table-cell>
          <table:table-cell office:value-type="float" office:value="103330" calcext:value-type="float">
            <text:p>1033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330" calcext:value-type="float">
            <text:p>103330</text:p>
          </table:table-cell>
          <table:table-cell office:value-type="float" office:value="103425" calcext:value-type="float">
            <text:p>10342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425" calcext:value-type="float">
            <text:p>103425</text:p>
          </table:table-cell>
          <table:table-cell office:value-type="float" office:value="103544" calcext:value-type="float">
            <text:p>10354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544" calcext:value-type="float">
            <text:p>103544</text:p>
          </table:table-cell>
          <table:table-cell office:value-type="float" office:value="103633" calcext:value-type="float">
            <text:p>1036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692" calcext:value-type="float">
            <text:p>103692</text:p>
          </table:table-cell>
          <table:table-cell office:value-type="float" office:value="103769" calcext:value-type="float">
            <text:p>10376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3867" calcext:value-type="float">
            <text:p>103867</text:p>
          </table:table-cell>
          <table:table-cell office:value-type="float" office:value="103872" calcext:value-type="float">
            <text:p>10387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769" calcext:value-type="float">
            <text:p>103769</text:p>
          </table:table-cell>
          <table:table-cell office:value-type="float" office:value="103909" calcext:value-type="float">
            <text:p>10390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909" calcext:value-type="float">
            <text:p>103909</text:p>
          </table:table-cell>
          <table:table-cell office:value-type="float" office:value="104900" calcext:value-type="float">
            <text:p>1049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900" calcext:value-type="float">
            <text:p>104900</text:p>
          </table:table-cell>
          <table:table-cell office:value-type="float" office:value="104977" calcext:value-type="float">
            <text:p>1049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977" calcext:value-type="float">
            <text:p>104977</text:p>
          </table:table-cell>
          <table:table-cell office:value-type="float" office:value="105104" calcext:value-type="float">
            <text:p>10510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104" calcext:value-type="float">
            <text:p>105104</text:p>
          </table:table-cell>
          <table:table-cell office:value-type="float" office:value="105412" calcext:value-type="float">
            <text:p>10541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412" calcext:value-type="float">
            <text:p>105412</text:p>
          </table:table-cell>
          <table:table-cell office:value-type="float" office:value="105492" calcext:value-type="float">
            <text:p>10549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5492" calcext:value-type="float">
            <text:p>105492</text:p>
          </table:table-cell>
          <table:table-cell office:value-type="float" office:value="105620" calcext:value-type="float">
            <text:p>10562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5620" calcext:value-type="float">
            <text:p>105620</text:p>
          </table:table-cell>
          <table:table-cell office:value-type="float" office:value="105724" calcext:value-type="float">
            <text:p>10572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5824" calcext:value-type="float">
            <text:p>105824</text:p>
          </table:table-cell>
          <table:table-cell office:value-type="float" office:value="105849" calcext:value-type="float">
            <text:p>10584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724" calcext:value-type="float">
            <text:p>105724</text:p>
          </table:table-cell>
          <table:table-cell office:value-type="float" office:value="105872" calcext:value-type="float">
            <text:p>10587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872" calcext:value-type="float">
            <text:p>105872</text:p>
          </table:table-cell>
          <table:table-cell office:value-type="float" office:value="106011" calcext:value-type="float">
            <text:p>10601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0:44.52573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8S</meta:editing-duration>
    <meta:editing-cycles>14</meta:editing-cycles>
    <meta:generator>LibreOffice/6.0.4.2$Linux_X86_64 LibreOffice_project/9b0d9b32d5dcda91d2f1a96dc04c645c450872bf</meta:generator>
    <dc:date>2018-09-25T10:50:57.947652447</dc:date>
    <meta:document-statistic meta:table-count="3" meta:cell-count="324" meta:object-count="0"/>
    <meta:user-defined meta:name="Info 1"/>
    <meta:user-defined meta:name="Info 2"/>
    <meta:user-defined meta:name="Info 3"/>
    <meta:user-defined meta:name="Info 4"/>
  </office:meta>
</office:document-meta>
</file>